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5.00pt" fo:font-weight="bold" fo:font-family="Comfortaa-Bold" style:font-family-asian="Comfortaa-Bold" style:font-family-complex="Comfortaa-Bold" fo:background-color="transparent" style:use-window-font-color="true"/>
    </style:style>
    <style:style style:name="T170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7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72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7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74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75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76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7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78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7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80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81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182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83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184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85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186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87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88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89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90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91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92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93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94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95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96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97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98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19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00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0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02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0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04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05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06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0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08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0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10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1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12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1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14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15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16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17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18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19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20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21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22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23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24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25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26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27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28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29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30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31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32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33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34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35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36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3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38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3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40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4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42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4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44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45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46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4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48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4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50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5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52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5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54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55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56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57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58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59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60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61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62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8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5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9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6" style:family="text">
      <style:text-properties fo:font-size="12.00pt" fo:font-weight="normal" fo:font-family="Arial" style:font-family-asian="Arial" style:font-family-complex="Arial" fo:background-color="transparent" fo:color="#0000ff"/>
    </style:style>
    <style:style style:name="T31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18" style:family="text">
      <style:text-properties fo:font-size="12.00pt" fo:font-weight="normal" fo:font-family="Arial" style:font-family-asian="Arial" style:font-family-complex="Arial" fo:background-color="transparent" fo:color="#0000ff"/>
    </style:style>
    <style:style style:name="T3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2.00pt" fo:font-weight="normal" fo:font-family="Arial" style:font-family-asian="Arial" style:font-family-complex="Arial" fo:background-color="transparent" fo:color="#0000ff"/>
    </style:style>
    <style:style style:name="T32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24" style:family="text">
      <style:text-properties fo:font-size="12.00pt" fo:font-weight="normal" fo:font-family="Arial" style:font-family-asian="Arial" style:font-family-complex="Arial" fo:background-color="transparent" fo:color="#0000ff"/>
    </style:style>
    <style:style style:name="T3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>
        <style:tab-stops>
          <style:tab-stop style:position="220.95pt" style:type="center"/>
          <style:tab-stop style:position="441.90pt" style:type="righ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>
        <style:tab-stops>
          <style:tab-stop style:position="220.95pt" style:type="center"/>
          <style:tab-stop style:position="441.90pt" style:type="righ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>
        <style:tab-stops>
          <style:tab-stop style:position="220.95pt" style:type="center"/>
          <style:tab-stop style:position="441.90pt" style:type="righ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>
        <style:tab-stops>
          <style:tab-stop style:position="220.95pt" style:type="center"/>
          <style:tab-stop style:position="441.90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justify" fo:margin-left="226.80pt" fo:text-indent="0.00pt"/>
    </style:style>
    <style:style style:name="P17" style:family="paragraph">
      <style:paragraph-properties fo:line-height="100.00%" fo:text-align="justify" fo:margin-left="226.80pt" fo:text-indent="0.00p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200.00%" fo:text-align="left" fo:margin-left="18.00pt" fo:text-indent="27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200.00%" fo:text-align="left" fo:margin-left="-18.00pt" fo:text-indent="18.00pt"/>
    </style:style>
    <style:style style:name="P23" style:family="paragraph">
      <style:paragraph-properties fo:line-height="200.00%" fo:text-align="right" fo:margin-left="18.00pt" fo:text-indent="0.00pt"/>
    </style:style>
    <style:style style:name="P24" style:family="paragraph">
      <style:paragraph-properties fo:line-height="150.00%" fo:text-align="justify"/>
    </style:style>
    <style:style style:name="P25" style:family="paragraph">
      <style:paragraph-properties fo:line-height="150.00%" fo:text-align="justify" fo:margin-bottom="14.15pt"/>
    </style:style>
    <style:style style:name="P26" style:family="paragraph">
      <style:paragraph-properties fo:line-height="200.00%" fo:text-align="right" fo:margin-left="18.00pt" fo:text-indent="0.00pt"/>
    </style:style>
    <style:style style:name="P27" style:family="paragraph">
      <style:paragraph-properties fo:line-height="200.00%" fo:text-align="left" fo:margin-left="36.00pt" fo:text-indent="0.00pt"/>
    </style:style>
    <style:style style:name="P28" style:family="paragraph">
      <style:paragraph-properties fo:line-height="200.00%" fo:text-align="right" fo:margin-left="36.00pt" fo:text-indent="0.00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200.00%" fo:text-align="left" fo:margin-left="21.75pt" fo:text-indent="-21.75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50.00%" fo:text-align="left" fo:margin-left="0.00pt" fo:text-indent="35.4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35.40pt" fo:text-indent="0.00pt"/>
    </style:style>
    <style:style style:name="P34" style:family="paragraph">
      <style:paragraph-properties fo:line-height="150.00%" fo:text-align="justify"/>
    </style:style>
    <style:style style:name="P35" style:family="paragraph">
      <style:paragraph-properties fo:line-height="150.00%" fo:text-align="justify" fo:margin-left="36.00pt" fo:text-indent="0.00pt"/>
    </style:style>
    <style:style style:name="P36" style:family="paragraph">
      <style:paragraph-properties fo:line-height="150.00%" fo:text-align="justify"/>
    </style:style>
    <style:style style:name="P37" style:family="paragraph">
      <style:paragraph-properties fo:line-height="150.00%" fo:text-align="justify" fo:margin-left="36.00pt" fo:text-indent="0.00pt"/>
    </style:style>
    <style:style style:name="P38" style:family="paragraph">
      <style:paragraph-properties fo:line-height="150.00%" fo:text-align="justify"/>
    </style:style>
    <style:style style:name="P39" style:family="paragraph">
      <style:paragraph-properties fo:line-height="150.00%" fo:text-align="justify" fo:margin-left="36.00pt" fo:text-indent="0.00pt"/>
    </style:style>
    <style:style style:name="P40" style:family="paragraph">
      <style:paragraph-properties fo:line-height="200.00%" fo:text-align="left" fo:margin-left="36.00pt" fo:text-indent="0.00pt"/>
    </style:style>
    <style:style style:name="P41" style:family="paragraph">
      <style:paragraph-properties fo:line-height="200.00%" fo:text-align="righ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200.00%" fo:text-align="right" fo:margin-left="36.00pt" fo:text-indent="0.00pt"/>
    </style:style>
    <style:style style:name="P44" style:family="paragraph">
      <style:paragraph-properties fo:line-height="150.00%" fo:text-align="justify"/>
    </style:style>
    <style:style style:name="P45" style:family="paragraph">
      <style:paragraph-properties fo:line-height="150.00%" fo:text-align="justify" fo:margin-bottom="14.15pt"/>
    </style:style>
    <style:style style:name="P46" style:family="paragraph">
      <style:paragraph-properties fo:line-height="150.00%" fo:text-align="justify" fo:margin-left="36.00pt" fo:text-indent="0.00pt"/>
    </style:style>
    <style:style style:name="P47" style:family="paragraph">
      <style:paragraph-properties fo:line-height="200.00%" fo:text-align="justify" fo:margin-left="36.00pt" fo:text-indent="0.00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50.00%" fo:text-align="justify"/>
    </style:style>
    <style:style style:name="P50" style:family="paragraph">
      <style:paragraph-properties fo:line-height="150.00%" fo:text-align="justify" fo:margin-bottom="14.15pt"/>
    </style:style>
    <style:style style:name="P51" style:family="paragraph">
      <style:paragraph-properties fo:line-height="200.00%" fo:text-align="justify"/>
    </style:style>
    <style:style style:name="P52" style:family="paragraph">
      <style:paragraph-properties fo:line-height="200.00%" fo:text-align="righ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200.00%" fo:text-align="righ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84.20pt"/>
          <style:tab-stop style:position="29.90pt"/>
          <style:tab-stop style:position="3399.90pt"/>
          <style:tab-stop style:position="421116.25pt" style:type="right"/>
          <style:tab-stop style:position="84.20pt"/>
          <style:tab-stop style:position="31.35pt"/>
          <style:tab-stop style:position="3399.9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84.20pt"/>
          <style:tab-stop style:position="29.90pt"/>
          <style:tab-stop style:position="3399.90pt"/>
          <style:tab-stop style:position="421116.25pt" style:type="right"/>
          <style:tab-stop style:position="84.20pt"/>
          <style:tab-stop style:position="31.35pt"/>
          <style:tab-stop style:position="3399.90pt"/>
        </style:tab-stops>
      </style:paragraph-properties>
    </style:style>
    <style:style style:name="P59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200.00%" fo:text-align="right"/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50.00%" fo:text-align="left" fo:margin-bottom="14.15pt"/>
    </style:style>
    <style:style style:name="P83" style:family="paragraph">
      <style:paragraph-properties fo:line-height="150.00%" fo:text-align="justify" fo:margin-bottom="14.15pt"/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36.00pt" fo:text-indent="0.00pt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36.00pt" fo:text-indent="0.00pt"/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36.00pt" fo:text-indent="0.00pt"/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36.00pt" fo:text-indent="0.00pt"/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36.00pt" fo:text-indent="0.00pt"/>
    </style:style>
    <style:style style:name="P95" style:family="paragraph">
      <style:paragraph-properties fo:line-height="200.00%" fo:text-align="left" fo:margin-left="36.00pt" fo:text-indent="0.00pt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200.00%" fo:text-align="left"/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200.00%" fo:text-align="left"/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/>
    </style:style>
    <text:list-style style:name="L1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1" style:family="paragraph">
      <style:paragraph-properties fo:line-height="100.00%" fo:text-align="left" fo:margin-left="-18.00pt" fo:text-indent="18.00pt"/>
    </style:style>
    <style:style style:name="P112" style:family="paragraph">
      <style:paragraph-properties fo:line-height="150.00%" fo:text-align="justify" fo:margin-left="17.70pt" fo:text-indent="0.15pt"/>
    </style:style>
    <style:style style:name="P113" style:family="paragraph">
      <style:paragraph-properties fo:line-height="150.00%" fo:text-align="justify" fo:margin-left="17.70pt" fo:text-indent="0.15pt"/>
    </style:style>
    <style:style style:name="P114" style:family="paragraph">
      <style:paragraph-properties fo:line-height="150.00%" fo:text-align="justify" fo:margin-left="17.70pt" fo:text-indent="0.15pt"/>
    </style:style>
    <style:style style:name="P115" style:family="paragraph">
      <style:paragraph-properties fo:line-height="150.00%" fo:text-align="left"/>
    </style:style>
    <style:style style:name="P116" style:family="paragraph">
      <style:paragraph-properties fo:line-height="200.00%" fo:text-align="justify"/>
    </style:style>
    <style:style style:name="P117" style:family="paragraph">
      <style:paragraph-properties fo:line-height="100.00%" fo:text-align="justify"/>
    </style:style>
    <style:style style:name="P118" style:family="paragraph">
      <style:paragraph-properties fo:line-height="150.00%" fo:text-align="justify"/>
    </style:style>
    <style:style style:name="P119" style:family="paragraph">
      <style:paragraph-properties fo:line-height="100.00%" fo:text-align="justify"/>
    </style:style>
    <style:style style:name="P120" style:family="paragraph">
      <style:paragraph-properties fo:line-height="100.00%" fo:text-align="justify"/>
    </style:style>
    <style:style style:name="P121" style:family="paragraph">
      <style:paragraph-properties fo:line-height="150.00%" fo:text-align="justify"/>
    </style:style>
    <style:style style:name="P122" style:family="paragraph">
      <style:paragraph-properties fo:line-height="100.00%" fo:text-align="justify"/>
    </style:style>
    <style:style style:name="P123" style:family="paragraph">
      <style:paragraph-properties fo:line-height="150.00%" fo:text-align="justify"/>
    </style:style>
    <style:style style:name="P124" style:family="paragraph">
      <style:paragraph-properties fo:line-height="100.00%" fo:text-align="justify"/>
    </style:style>
    <style:style style:name="P125" style:family="paragraph">
      <style:paragraph-properties fo:line-height="100.00%" fo:text-align="justify"/>
    </style:style>
    <style:style style:name="P126" style:family="paragraph">
      <style:paragraph-properties fo:line-height="150.00%" fo:text-align="justify"/>
    </style:style>
    <style:style style:name="P127" style:family="paragraph">
      <style:paragraph-properties fo:line-height="100.00%" fo:text-align="justify"/>
    </style:style>
    <style:style style:name="P128" style:family="paragraph">
      <style:paragraph-properties fo:line-height="150.00%" fo:text-align="justify"/>
    </style:style>
    <style:style style:name="TableColumn0100" style:family="table-column">
      <style:table-column-properties style:column-width="1.863889in"/>
    </style:style>
    <style:style style:name="TableColumn0101" style:family="table-column">
      <style:table-column-properties style:column-width="0.490278in"/>
    </style:style>
    <style:style style:name="TableColumn0102" style:family="table-column">
      <style:table-column-properties style:column-width="0.510417in"/>
    </style:style>
    <style:style style:name="TableColumn0103" style:family="table-column">
      <style:table-column-properties style:column-width="0.510417in"/>
    </style:style>
    <style:style style:name="TableColumn0104" style:family="table-column">
      <style:table-column-properties style:column-width="0.520833in"/>
    </style:style>
    <style:style style:name="TableColumn0105" style:family="table-column">
      <style:table-column-properties style:column-width="0.552083in"/>
    </style:style>
    <style:style style:name="TableColumn0106" style:family="table-column">
      <style:table-column-properties style:column-width="0.583333in"/>
    </style:style>
    <style:style style:name="TableColumn0107" style:family="table-column">
      <style:table-column-properties style:column-width="0.561806in"/>
    </style:style>
    <style:style style:name="TableColumn0108" style:family="table-column">
      <style:table-column-properties style:column-width="0.500000in"/>
    </style:style>
    <style:style style:name="TableColumn0109" style:family="table-column">
      <style:table-column-properties style:column-width="0.530556in"/>
    </style:style>
    <style:style style:name="Table01" style:family="table">
      <style:table-properties style:width="6.623611in" fo:margin-left="0.000000in" style:writing-mode="lr" table:align="center" style:may-break-between-rows="true"/>
    </style:style>
    <style:style style:name="TableRow0100" style:family="table-row">
      <style:table-row-properties style:min-row-height="0.157639in"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COLÉGIO ESTADUAL PEDRO BOARETTO NETO - CEEP </text:span></text:p>
      <text:p text:style-name="P2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/></text:p>
      <text:p text:style-name="P5"><text:span text:style-name="T3">TECH STORE</text:span></text:p>
      <text:p text:style-name="P5"><text:span text:style-name="T3">IOKIO CAINÃ HIRAI ROCHA</text:span></text:p>
      <text:p text:style-name="P5"><text:span text:style-name="T3">MARINA NUNES NEVES</text:span></text:p>
      <text:p text:style-name="P5"><text:span text:style-name="T4"/></text:p>
      <text:p text:style-name="P6"><text:span text:style-name="T4"/></text:p>
      <text:p text:style-name="P7"><text:span text:style-name="T4"/></text:p>
      <text:p text:style-name="P7"><text:span text:style-name="T4"/></text:p>
      <text:p text:style-name="P8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><text:span text:style-name="T4"/></text:p>
      <text:p text:style-name="P12"><text:span text:style-name="T5">CASCAVEL</text:span></text:p>
      <text:p text:style-name="P13"><text:span text:style-name="T5">2024</text:span></text:p>
      <text:p text:style-name="P14"><text:span text:style-name="T6"/></text:p>
      <text:p text:style-name="P14"><text:span text:style-name="T6"/></text:p>
      <text:p text:style-name="P15"><text:span text:style-name="T7">IOKIO CAINÃ HIRAI ROCHA</text:span></text:p>
      <text:p text:style-name="P15"><text:span text:style-name="T7">MARINA NUNES NEVES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9">TECH STORE</text:span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6"><text:span text:style-name="T11">Projeto de conclusão de curso apresentado como requisito de aprovação no curso Técnico em Informática Integrado, Centro Estadual de Educação Profissional Pedro Boaretto Neto.</text:span></text:p>
      <text:p text:style-name="P17"><text:span text:style-name="T11">Orientadora: Anete Terezinha Trasel</text:span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9"><text:span text:style-name="T13">Cascavel</text:span></text:p>
      <text:p text:style-name="P20"><text:span text:style-name="T13">2024</text:span></text:p>
      <text:p text:style-name="P21"><text:span text:style-name="T14"/></text:p>
      <text:list text:style-name="L22">
        <text:list-item>
          <text:p text:style-name="P22"><text:span text:style-name="T15">INTRODUÇÃO<text:s text:c="15"/></text:span></text:p>
        </text:list-item>
      </text:list>
      <text:p text:style-name="P23"><text:span text:style-name="T16"/></text:p>
      <text:p text:style-name="P24"><text:span text:style-name="T17">Hoje em dia, a tecnologia está por toda parte, e mouses e teclados são super importantes para usar os computadores. O comércio online tem crescido bastante, e muita gente prefere comprar esses produtos pela internet.</text:span></text:p>
      <text:p text:style-name="P24"><text:span text:style-name="T18"/></text:p>
      <text:p text:style-name="P25"><text:span text:style-name="T19">Neste trabalho, a ideia é criar um site para vender mouses e teclados. Queremos fazer uma plataforma que seja fácil de usar, onde as pessoas consigam encontrar e comprar os produtos de forma rápida e segura. O foco da nossa pesquisa vai ser em como deixar o site mais amigável, com um visual legal e um processo de compra tranquilo.</text:span></text:p>
      <text:p text:style-name="P25"><text:span text:style-name="T19">Escolhemos esse tema porque a gente curte tecnologia e acha que comprar online pode facilitar a vida de todo mundo. Além disso, queremos colocar em prática tudo que aprendemos no curso de Análise e Desenvolvimento de Sistemas.</text:span></text:p>
      <text:p text:style-name="P25"><text:span text:style-name="T19">O que vamos estudar é o site em si: como ele funciona, como as pessoas navegam e fazem as compras. Vamos analisar o design, as opções de pagamento e como oferecer um bom suporte ao cliente.</text:span></text:p>
      <text:p text:style-name="P26"><text:span text:style-name="T20"/></text:p>
      <text:p text:style-name="P27"><text:span text:style-name="T20"/></text:p>
      <text:p text:style-name="P27"><text:span text:style-name="T20"/></text:p>
      <text:p text:style-name="P27"><text:span text:style-name="T20"/></text:p>
      <text:p text:style-name="P27"><text:span text:style-name="T20"/></text:p>
      <text:p text:style-name="P27"><text:span text:style-name="T20"/></text:p>
      <text:p text:style-name="P27"><text:span text:style-name="T20"/></text:p>
      <text:p text:style-name="P27"><text:span text:style-name="T20"/></text:p>
      <text:p text:style-name="P28"><text:span text:style-name="T21">4</text:span></text:p>
      <text:list text:style-name="L29">
        <text:list-item>
          <text:p text:style-name="P29"><text:span text:style-name="T22">OBJETIVOS<text:s text:c="5"/></text:span></text:p>
        </text:list-item>
      </text:list>
      <text:p text:style-name="P30"><text:span text:style-name="T23">2.1Objetivo Geral</text:span></text:p>
      <text:p text:style-name="P30"><text:span text:style-name="T24"><text:s text:c="6"/></text:span></text:p>
      <text:p text:style-name="P31"><text:span text:style-name="T25">Criar um site de vendas para mouses e teclados que seja fácil de usar e que ajude os consumidores a encontrar o que precisam.</text:span></text:p>
      <text:p text:style-name="P32"><text:span text:style-name="T26"><text:s text:c="2"/></text:span></text:p>
      <text:p text:style-name="P32"><text:span text:style-name="T27">2.2Objetivos Específicos </text:span></text:p>
      <text:p text:style-name="P32"><text:span text:style-name="T28"/></text:p>
      <text:p text:style-name="P33"><text:span text:style-name="T28"/></text:p>
      <text:p text:style-name="P34"><text:span text:style-name="T29">1.Exploratórios:</text:span></text:p>
      <text:p text:style-name="P35"><text:span text:style-name="T29"><text:tab/>•<text:tab/>Identificar o que os consumidores gostam em mouses e teclados, fazendo uma pesquisa simples.</text:span></text:p>
      <text:p text:style-name="P35"><text:span text:style-name="T29"><text:tab/>•<text:tab/>Levantar quais funcionalidades são mais importantes para os usuários.</text:span></text:p>
      <text:p text:style-name="P36"><text:span text:style-name="T29">2.Descritivos:</text:span></text:p>
      <text:p text:style-name="P37"><text:span text:style-name="T29"><text:tab/>•<text:tab/>Caracterizar os principais tipos de mouses e teclados que existem no mercado, incluindo preços e especificações.</text:span></text:p>
      <text:p text:style-name="P37"><text:span text:style-name="T29"><text:tab/>•<text:tab/>Descrever como é a experiência de compra online, desde navegar pelo site até finalizar a compra.</text:span></text:p>
      <text:p text:style-name="P38"><text:span text:style-name="T29">3.Explicativos:</text:span></text:p>
      <text:p text:style-name="P39"><text:span text:style-name="T29"><text:tab/>•<text:tab/>Analisar como é a usabilidade do site e se a navegação é tranquila.</text:span></text:p>
      <text:p text:style-name="P39"><text:span text:style-name="T29"><text:tab/>•<text:tab/>Avaliar como diferentes estratégias de marketing digital podem ajudar a transformar visitantes em compradores.</text:span></text:p>
      <text:p text:style-name="P39"><text:span text:style-name="T30"/></text:p>
      <text:p text:style-name="P39"><text:span text:style-name="T31">Esses objetivos ajudam a garantir que nosso site não só ofereça produtos, mas também proporcione uma boa experiência de compra.</text:span></text:p>
      <text:p text:style-name="P40"><text:span text:style-name="T32"/></text:p>
      <text:p text:style-name="P40"><text:span text:style-name="T32"/></text:p>
      <text:p text:style-name="P41"><text:span text:style-name="T33">5</text:span></text:p>
      <text:p text:style-name="P42"><text:span text:style-name="T34">3.JUSTIFICATIVA<text:s text:c="16"/></text:span></text:p>
      <text:p text:style-name="P43"><text:span text:style-name="T35"/></text:p>
      <text:p text:style-name="P44"><text:span text:style-name="T36">Decidimos criar um site para vender mouses e teclados por várias razões que fazem total sentido. Primeiro, a gente sabe que, com o aumento do home office e das atividades online, muita gente está em busca de bons equipamentos para melhorar a experiência no dia a dia. Um site bem feito pode ajudar essas pessoas a encontrarem o que precisam com facilidade.</text:span></text:p>
      <text:p text:style-name="P45"><text:span text:style-name="T36">Além disso, nossa pesquisa pode trazer contribuições legais. Ao desenvolver essa plataforma, queremos descobrir as melhores maneiras de tornar a compra mais simples e agradável. Isso vai além de resolver um problema prático; também pode ajudar a entender melhor como as pessoas se comportam ao comprar online.</text:span></text:p>
      <text:p text:style-name="P45"><text:span text:style-name="T36">Quando olhamos para o que já se sabe sobre o tema, percebemos que, apesar do crescimento do e-commerce, ainda há espaço para melhorias, especialmente na personalização da experiência e nas opções de pagamento. Nossa ideia é explorar essas áreas e, quem sabe, trazer novas soluções.</text:span></text:p>
      <text:p text:style-name="P45"><text:span text:style-name="T36">Por último, acreditamos que nosso projeto pode sugerir mudanças na forma como o comércio eletrônico funciona. Se conseguirmos criar um site que priorize a experiência do usuário e a segurança, isso pode inspirar outras empresas a fazerem o mesmo, beneficiando tanto os consumidores quanto o mercado.</text:span></text:p>
      <text:p text:style-name="P46"><text:span text:style-name="T37"><text:tab/></text:span></text:p>
      <text:p text:style-name="P47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9">4. METODOLOGIA</text:span></text:p>
      <text:p text:style-name="P48"><text:span text:style-name="T39"><text:s text:c="17"/></text:span></text:p>
      <text:p text:style-name="P49"><text:span text:style-name="T40">Para desenvolver nosso site de vendas de mouses e teclados, vamos usar algumas abordagens práticas para entender melhor o que os usuários precisam e como podemos oferecer uma boa experiência de compra.</text:span></text:p>
      <text:p text:style-name="P50"><text:span text:style-name="T40">Primeiro, vamos fazer uma pesquisa online. Vamos explorar artigos, blogs e vídeos que falem sobre e-commerce e design de sites. Assim, conseguimos pegar boas ideias e entender as melhores práticas do mercado.</text:span></text:p>
      <text:p text:style-name="P50"><text:span text:style-name="T40">Além disso, vamos realizar uma pesquisa de campo pessoalmente. Queremos conversar com pessoas que compram mouses e teclados para saber quais são suas preferências e desafios ao comprar online. Vamos usar questionários para coletar essas informações de forma estruturada.</text:span></text:p>
      <text:p text:style-name="P50"><text:span text:style-name="T40">Para a coleta de dados, vamos criar um formulário com perguntas sobre a experiência de compra, o que elas buscam em um site e como preferem realizar os pagamentos. Esse feedback vai nos ajudar a entender melhor as necessidades dos consumidores.</text:span></text:p>
      <text:p text:style-name="P50"><text:span text:style-name="T40">Estamos também de olho em recursos online, como redes sociais e vídeos, que podem oferecer insights valiosos sobre o comportamento dos usuários e novas ideias para nosso projeto.</text:span></text:p>
      <text:p text:style-name="P51"><text:span text:style-name="T41"/></text:p>
      <text:p text:style-name="P52"><text:span text:style-name="T42">8</text:span></text:p>
      <text:p text:style-name="P53"><text:span text:style-name="T43">5. CRONOGRAMA<text:s text:c="3"/></text:span></text:p>
      <text:p text:style-name="P54"><text:span text:style-name="T44"/></text:p>
      <text:p text:style-name="P55"><text:span text:style-name="T45"><text:s/>CRONOGRAMA DE ATIVIDADES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row table:style-name="TableRow0100">
          <table:table-cell table:style-name="TableCell010000">
            <text:p text:style-name="P57"><text:span text:style-name="T47">Atividades</text:span><text:span text:style-name="T48"/></text:p>
          </table:table-cell>
          <table:table-cell table:style-name="TableCell010001">
            <text:p text:style-name="P57"><text:span text:style-name="T49">Abr</text:span><text:span text:style-name="T50"/></text:p>
          </table:table-cell>
          <table:table-cell table:style-name="TableCell010002">
            <text:p text:style-name="P57"><text:span text:style-name="T51">Mai</text:span><text:span text:style-name="T52"/></text:p>
          </table:table-cell>
          <table:table-cell table:style-name="TableCell010003">
            <text:p text:style-name="P57"><text:span text:style-name="T53">Jun</text:span><text:span text:style-name="T54"/></text:p>
          </table:table-cell>
          <table:table-cell table:style-name="TableCell010004">
            <text:p text:style-name="P57"><text:span text:style-name="T55">Jul</text:span><text:span text:style-name="T56"/></text:p>
          </table:table-cell>
          <table:table-cell table:style-name="TableCell010005">
            <text:p text:style-name="P57"><text:span text:style-name="T57">Ago</text:span><text:span text:style-name="T58"/></text:p>
          </table:table-cell>
          <table:table-cell table:style-name="TableCell010006">
            <text:p text:style-name="P57"><text:span text:style-name="T59">Set</text:span><text:span text:style-name="T60"/></text:p>
          </table:table-cell>
          <table:table-cell table:style-name="TableCell010007">
            <text:p text:style-name="P57"><text:span text:style-name="T61">Out</text:span><text:span text:style-name="T62"/></text:p>
          </table:table-cell>
          <table:table-cell table:style-name="TableCell010008">
            <text:p text:style-name="P57"><text:span text:style-name="T63">Nov</text:span><text:span text:style-name="T64"/></text:p>
          </table:table-cell>
          <table:table-cell table:style-name="TableCell010009">
            <text:p text:style-name="P57"><text:span text:style-name="T65">Dez</text:span><text:span text:style-name="T66"/></text:p>
          </table:table-cell>
        </table:table-row>
        <table:table-row table:style-name="TableRow0101">
          <table:table-cell table:style-name="TableCell010100">
            <text:p text:style-name="P60"><text:span text:style-name="T67">Referencial Teórico</text:span><text:span text:style-name="T68"/></text:p>
          </table:table-cell>
          <table:table-cell table:style-name="TableCell010101">
            <text:p text:style-name="P60"><text:span text:style-name="T69">x</text:span><text:span text:style-name="T70"/></text:p>
          </table:table-cell>
          <table:table-cell table:style-name="TableCell010102">
            <text:p text:style-name="P60"><text:span text:style-name="T71">x</text:span><text:span text:style-name="T72"/></text:p>
          </table:table-cell>
          <table:table-cell table:style-name="TableCell010103">
            <text:p text:style-name="P60"><text:span text:style-name="T73">x</text:span><text:span text:style-name="T74"/></text:p>
          </table:table-cell>
          <table:table-cell table:style-name="TableCell010104">
            <text:p text:style-name="P60"><text:span text:style-name="T75">x</text:span><text:span text:style-name="T76"/></text:p>
          </table:table-cell>
          <table:table-cell table:style-name="TableCell010105">
            <text:p text:style-name="P60"><text:span text:style-name="T77">x</text:span><text:span text:style-name="T78"/></text:p>
          </table:table-cell>
          <table:table-cell table:style-name="TableCell010106">
            <text:p text:style-name="P60"><text:span text:style-name="T79">x</text:span><text:span text:style-name="T80"/></text:p>
          </table:table-cell>
          <table:table-cell table:style-name="TableCell010107">
            <text:p text:style-name="P60"><text:span text:style-name="T81">x</text:span><text:span text:style-name="T82"/></text:p>
          </table:table-cell>
          <table:table-cell table:style-name="TableCell010108">
            <text:p text:style-name="P60"><text:span text:style-name="T83">x</text:span><text:span text:style-name="T84"/></text:p>
          </table:table-cell>
          <table:table-cell table:style-name="TableCell010109">
            <text:p text:style-name="P60"><text:span text:style-name="T85">x</text:span><text:span text:style-name="T86"/></text:p>
          </table:table-cell>
        </table:table-row>
        <table:table-row table:style-name="TableRow0102">
          <table:table-cell table:style-name="TableCell010200">
            <text:p text:style-name="P62"><text:span text:style-name="T87">Escolha do tema</text:span><text:span text:style-name="T88"/></text:p>
          </table:table-cell>
          <table:table-cell table:style-name="TableCell010201">
            <text:p text:style-name="P62"><text:span text:style-name="T89">x</text:span><text:span text:style-name="T90"/></text:p>
          </table:table-cell>
          <table:table-cell table:style-name="TableCell010202">
            <text:p text:style-name="P62"><text:span text:style-name="T90"/></text:p>
          </table:table-cell>
          <table:table-cell table:style-name="TableCell010203">
            <text:p text:style-name="P62"><text:span text:style-name="T90"/></text:p>
          </table:table-cell>
          <table:table-cell table:style-name="TableCell010204">
            <text:p text:style-name="P62"><text:span text:style-name="T90"/></text:p>
          </table:table-cell>
          <table:table-cell table:style-name="TableCell010205">
            <text:p text:style-name="P62"><text:span text:style-name="T90"/></text:p>
          </table:table-cell>
          <table:table-cell table:style-name="TableCell010206">
            <text:p text:style-name="P62"><text:span text:style-name="T90"/></text:p>
          </table:table-cell>
          <table:table-cell table:style-name="TableCell010207">
            <text:p text:style-name="P62"><text:span text:style-name="T90"/></text:p>
          </table:table-cell>
          <table:table-cell table:style-name="TableCell010208">
            <text:p text:style-name="P62"><text:span text:style-name="T90"/></text:p>
          </table:table-cell>
          <table:table-cell table:style-name="TableCell010209">
            <text:p text:style-name="P62"><text:span text:style-name="T90"/></text:p>
          </table:table-cell>
        </table:table-row>
        <table:table-row table:style-name="TableRow0103">
          <table:table-cell table:style-name="TableCell010300">
            <text:p text:style-name="P64"><text:span text:style-name="T91">Levantamento dos Requisitos</text:span><text:span text:style-name="T92"/></text:p>
          </table:table-cell>
          <table:table-cell table:style-name="TableCell010301">
            <text:p text:style-name="P64"><text:span text:style-name="T93">x</text:span><text:span text:style-name="T94"/></text:p>
          </table:table-cell>
          <table:table-cell table:style-name="TableCell010302">
            <text:p text:style-name="P64"><text:span text:style-name="T95">x</text:span><text:span text:style-name="T96"/></text:p>
          </table:table-cell>
          <table:table-cell table:style-name="TableCell010303">
            <text:p text:style-name="P64"><text:span text:style-name="T97">x</text:span><text:span text:style-name="T98"/></text:p>
          </table:table-cell>
          <table:table-cell table:style-name="TableCell010304">
            <text:p text:style-name="P64"><text:span text:style-name="T99">x</text:span><text:span text:style-name="T100"/></text:p>
          </table:table-cell>
          <table:table-cell table:style-name="TableCell010305">
            <text:p text:style-name="P64"><text:span text:style-name="T101">x</text:span><text:span text:style-name="T102"/></text:p>
          </table:table-cell>
          <table:table-cell table:style-name="TableCell010306">
            <text:p text:style-name="P64"><text:span text:style-name="T103">x</text:span><text:span text:style-name="T104"/></text:p>
          </table:table-cell>
          <table:table-cell table:style-name="TableCell010307">
            <text:p text:style-name="P64"><text:span text:style-name="T104"/></text:p>
          </table:table-cell>
          <table:table-cell table:style-name="TableCell010308">
            <text:p text:style-name="P64"><text:span text:style-name="T104"/></text:p>
          </table:table-cell>
          <table:table-cell table:style-name="TableCell010309">
            <text:p text:style-name="P64"><text:span text:style-name="T104"/></text:p>
          </table:table-cell>
        </table:table-row>
        <table:table-row table:style-name="TableRow0104">
          <table:table-cell table:style-name="TableCell010400">
            <text:p text:style-name="P66"><text:span text:style-name="T105">Introdução<text:s text:c="2"/>e entrega do referencial teórico</text:span><text:span text:style-name="T106"/></text:p>
          </table:table-cell>
          <table:table-cell table:style-name="TableCell010401">
            <text:p text:style-name="P66"><text:span text:style-name="T106"/></text:p>
          </table:table-cell>
          <table:table-cell table:style-name="TableCell010402">
            <text:p text:style-name="P66"><text:span text:style-name="T106"/></text:p>
          </table:table-cell>
          <table:table-cell table:style-name="TableCell010403">
            <text:p text:style-name="P66"><text:span text:style-name="T107">x</text:span><text:span text:style-name="T108"/></text:p>
          </table:table-cell>
          <table:table-cell table:style-name="TableCell010404">
            <text:p text:style-name="P66"><text:span text:style-name="T109">x</text:span><text:span text:style-name="T110"/></text:p>
          </table:table-cell>
          <table:table-cell table:style-name="TableCell010405">
            <text:p text:style-name="P66"><text:span text:style-name="T111">x</text:span><text:span text:style-name="T112"/></text:p>
          </table:table-cell>
          <table:table-cell table:style-name="TableCell010406">
            <text:p text:style-name="P66"><text:span text:style-name="T113">x</text:span><text:span text:style-name="T114"/></text:p>
          </table:table-cell>
          <table:table-cell table:style-name="TableCell010407">
            <text:p text:style-name="P66"><text:span text:style-name="T114"/></text:p>
          </table:table-cell>
          <table:table-cell table:style-name="TableCell010408">
            <text:p text:style-name="P66"><text:span text:style-name="T114"/></text:p>
          </table:table-cell>
          <table:table-cell table:style-name="TableCell010409">
            <text:p text:style-name="P66"><text:span text:style-name="T114"/></text:p>
          </table:table-cell>
        </table:table-row>
        <table:table-row table:style-name="TableRow0105">
          <table:table-cell table:style-name="TableCell010500">
            <text:p text:style-name="P68"><text:span text:style-name="T115">Modelagem</text:span><text:span text:style-name="T116"/></text:p>
          </table:table-cell>
          <table:table-cell table:style-name="TableCell010501">
            <text:p text:style-name="P68"><text:span text:style-name="T116"/></text:p>
          </table:table-cell>
          <table:table-cell table:style-name="TableCell010502">
            <text:p text:style-name="P68"><text:span text:style-name="T117">x</text:span><text:span text:style-name="T118"/></text:p>
          </table:table-cell>
          <table:table-cell table:style-name="TableCell010503">
            <text:p text:style-name="P68"><text:span text:style-name="T119">x</text:span><text:span text:style-name="T120"/></text:p>
          </table:table-cell>
          <table:table-cell table:style-name="TableCell010504">
            <text:p text:style-name="P68"><text:span text:style-name="T121">x</text:span><text:span text:style-name="T122"/></text:p>
          </table:table-cell>
          <table:table-cell table:style-name="TableCell010505">
            <text:p text:style-name="P68"><text:span text:style-name="T123">x</text:span><text:span text:style-name="T124"/></text:p>
          </table:table-cell>
          <table:table-cell table:style-name="TableCell010506">
            <text:p text:style-name="P68"><text:span text:style-name="T125">x</text:span><text:span text:style-name="T126"/></text:p>
          </table:table-cell>
          <table:table-cell table:style-name="TableCell010507">
            <text:p text:style-name="P68"><text:span text:style-name="T127">x</text:span><text:span text:style-name="T128"/></text:p>
          </table:table-cell>
          <table:table-cell table:style-name="TableCell010508">
            <text:p text:style-name="P68"><text:span text:style-name="T129">x</text:span><text:span text:style-name="T130"/></text:p>
          </table:table-cell>
          <table:table-cell table:style-name="TableCell010509">
            <text:p text:style-name="P68"><text:span text:style-name="T130"/></text:p>
          </table:table-cell>
        </table:table-row>
        <table:table-row table:style-name="TableRow0106">
          <table:table-cell table:style-name="TableCell010600">
            <text:p text:style-name="P70"><text:span text:style-name="T131">Conclusão</text:span><text:span text:style-name="T132"/></text:p>
          </table:table-cell>
          <table:table-cell table:style-name="TableCell010601">
            <text:p text:style-name="P70"><text:span text:style-name="T132"/></text:p>
          </table:table-cell>
          <table:table-cell table:style-name="TableCell010602">
            <text:p text:style-name="P70"><text:span text:style-name="T132"/></text:p>
          </table:table-cell>
          <table:table-cell table:style-name="TableCell010603">
            <text:p text:style-name="P70"><text:span text:style-name="T132"/></text:p>
          </table:table-cell>
          <table:table-cell table:style-name="TableCell010604">
            <text:p text:style-name="P70"><text:span text:style-name="T132"/></text:p>
          </table:table-cell>
          <table:table-cell table:style-name="TableCell010605">
            <text:p text:style-name="P70"><text:span text:style-name="T132"/></text:p>
          </table:table-cell>
          <table:table-cell table:style-name="TableCell010606">
            <text:p text:style-name="P70"><text:span text:style-name="T133">x</text:span><text:span text:style-name="T134"/></text:p>
          </table:table-cell>
          <table:table-cell table:style-name="TableCell010607">
            <text:p text:style-name="P70"><text:span text:style-name="T135">x</text:span><text:span text:style-name="T136"/></text:p>
          </table:table-cell>
          <table:table-cell table:style-name="TableCell010608">
            <text:p text:style-name="P70"><text:span text:style-name="T137">x</text:span><text:span text:style-name="T138"/></text:p>
          </table:table-cell>
          <table:table-cell table:style-name="TableCell010609">
            <text:p text:style-name="P70"><text:span text:style-name="T139">x</text:span><text:span text:style-name="T140"/></text:p>
          </table:table-cell>
        </table:table-row>
        <table:table-row table:style-name="TableRow0107">
          <table:table-cell table:style-name="TableCell010700">
            <text:p text:style-name="P72"><text:span text:style-name="T141">Entrega da versão para apresentação na Expoceep</text:span><text:span text:style-name="T142"/></text:p>
          </table:table-cell>
          <table:table-cell table:style-name="TableCell010701">
            <text:p text:style-name="P72"><text:span text:style-name="T142"/></text:p>
          </table:table-cell>
          <table:table-cell table:style-name="TableCell010702">
            <text:p text:style-name="P72"><text:span text:style-name="T142"/></text:p>
          </table:table-cell>
          <table:table-cell table:style-name="TableCell010703">
            <text:p text:style-name="P72"><text:span text:style-name="T142"/></text:p>
          </table:table-cell>
          <table:table-cell table:style-name="TableCell010704">
            <text:p text:style-name="P72"><text:span text:style-name="T142"/></text:p>
          </table:table-cell>
          <table:table-cell table:style-name="TableCell010705">
            <text:p text:style-name="P72"><text:span text:style-name="T142"/></text:p>
          </table:table-cell>
          <table:table-cell table:style-name="TableCell010706">
            <text:p text:style-name="P72"><text:span text:style-name="T142"/></text:p>
          </table:table-cell>
          <table:table-cell table:style-name="TableCell010707">
            <text:p text:style-name="P72"><text:span text:style-name="T143">x</text:span><text:span text:style-name="T144"/></text:p>
          </table:table-cell>
          <table:table-cell table:style-name="TableCell010708">
            <text:p text:style-name="P72"><text:span text:style-name="T145">x</text:span><text:span text:style-name="T146"/></text:p>
          </table:table-cell>
          <table:table-cell table:style-name="TableCell010709">
            <text:p text:style-name="P72"><text:span text:style-name="T147">x</text:span><text:span text:style-name="T148"/></text:p>
          </table:table-cell>
        </table:table-row>
        <table:table-row table:style-name="TableRow0108">
          <table:table-cell table:style-name="TableCell010800">
            <text:p text:style-name="P74"><text:span text:style-name="T149">Expoceep</text:span><text:span text:style-name="T150"/></text:p>
          </table:table-cell>
          <table:table-cell table:style-name="TableCell010801">
            <text:p text:style-name="P74"><text:span text:style-name="T150"/></text:p>
          </table:table-cell>
          <table:table-cell table:style-name="TableCell010802">
            <text:p text:style-name="P74"><text:span text:style-name="T150"/></text:p>
          </table:table-cell>
          <table:table-cell table:style-name="TableCell010803">
            <text:p text:style-name="P74"><text:span text:style-name="T150"/></text:p>
          </table:table-cell>
          <table:table-cell table:style-name="TableCell010804">
            <text:p text:style-name="P74"><text:span text:style-name="T150"/></text:p>
          </table:table-cell>
          <table:table-cell table:style-name="TableCell010805">
            <text:p text:style-name="P74"><text:span text:style-name="T150"/></text:p>
          </table:table-cell>
          <table:table-cell table:style-name="TableCell010806">
            <text:p text:style-name="P74"><text:span text:style-name="T150"/></text:p>
          </table:table-cell>
          <table:table-cell table:style-name="TableCell010807">
            <text:p text:style-name="P74"><text:span text:style-name="T151">x</text:span><text:span text:style-name="T152"/></text:p>
          </table:table-cell>
          <table:table-cell table:style-name="TableCell010808">
            <text:p text:style-name="P74"><text:span text:style-name="T152"/></text:p>
          </table:table-cell>
          <table:table-cell table:style-name="TableCell010809">
            <text:p text:style-name="P74"><text:span text:style-name="T152"/></text:p>
          </table:table-cell>
        </table:table-row>
        <table:table-row table:style-name="TableRow0109">
          <table:table-cell table:style-name="TableCell010900">
            <text:p text:style-name="P76"><text:span text:style-name="T153">Entrega com complementaçãoversão final</text:span></text:p>
            <text:p text:style-name="P76"><text:span text:style-name="T153">Corrigida</text:span><text:span text:style-name="T154"/></text:p>
          </table:table-cell>
          <table:table-cell table:style-name="TableCell010901">
            <text:p text:style-name="P76"><text:span text:style-name="T154"/></text:p>
          </table:table-cell>
          <table:table-cell table:style-name="TableCell010902">
            <text:p text:style-name="P76"><text:span text:style-name="T154"/></text:p>
          </table:table-cell>
          <table:table-cell table:style-name="TableCell010903">
            <text:p text:style-name="P76"><text:span text:style-name="T154"/></text:p>
          </table:table-cell>
          <table:table-cell table:style-name="TableCell010904">
            <text:p text:style-name="P76"><text:span text:style-name="T154"/></text:p>
          </table:table-cell>
          <table:table-cell table:style-name="TableCell010905">
            <text:p text:style-name="P76"><text:span text:style-name="T154"/></text:p>
          </table:table-cell>
          <table:table-cell table:style-name="TableCell010906">
            <text:p text:style-name="P76"><text:span text:style-name="T154"/></text:p>
          </table:table-cell>
          <table:table-cell table:style-name="TableCell010907">
            <text:p text:style-name="P76"><text:span text:style-name="T155">x</text:span><text:span text:style-name="T156"/></text:p>
          </table:table-cell>
          <table:table-cell table:style-name="TableCell010908">
            <text:p text:style-name="P76"><text:span text:style-name="T157">x</text:span><text:span text:style-name="T158"/></text:p>
          </table:table-cell>
          <table:table-cell table:style-name="TableCell010909">
            <text:p text:style-name="P76"><text:span text:style-name="T158"/></text:p>
          </table:table-cell>
        </table:table-row>
      </table:table>
      <text:p text:style-name="P78"><text:span text:style-name="T158"/></text:p>
      <text:p text:style-name="P79"><text:span text:style-name="T159">9</text:span></text:p>
      <text:p text:style-name="P80"><text:span text:style-name="T160">6.DESENVOLVIMENTO DO PROJETO</text:span></text:p>
      <text:p text:style-name="P80"><text:span text:style-name="T161"/></text:p>
      <text:p text:style-name="P81"><text:span text:style-name="T162">6.1 Ciclo de Vida</text:span></text:p>
      <text:p text:style-name="P81"><text:span text:style-name="T163"/></text:p>
      <text:p text:style-name="P82"><text:span text:style-name="T164">Conceito de Ciclo de Vida Espiral</text:span></text:p>
      <text:p text:style-name="P83"><text:span text:style-name="T165">O Ciclo de Vida Espiral é um modelo de desenvolvimento de software que combina elementos dos modelos em cascata e iterativo, com um foco especial na gestão de riscos. Ele foi proposto por Barry Boehm em 1986 e é caracterizado por ciclos repetitivos de planejamento, análise de riscos, engenharia e avaliação. Cada ciclo do espiral representa uma fase do projeto, onde os requisitos são refinados e o software é desenvolvido de forma incremental. Em cada volta da espiral, o projeto é revisitado e os riscos são identificados, analisados e mitigados, permitindo que o desenvolvimento seja ajustado conforme necessário antes de avançar para o próximo ciclo. Esse modelo é especialmente útil para projetos grandes e complexos, onde os requisitos podem mudar ao longo do tempo.</text:span></text:p>
      <text:p text:style-name="P84"><text:span text:style-name="T166">6.2 Requisitos Funcionais e Não-Funcionais</text:span></text:p>
      <text:p text:style-name="P84"><text:span text:style-name="T167"/></text:p>
      <text:p text:style-name="P85"><text:span text:style-name="T168"><text:s text:c="5"/></text:span><text:span text:style-name="T169">Documentação dos Requisitos Funcionais:</text:span></text:p>
      <text:p text:style-name="P85"><text:span text:style-name="T169"/></text:p>
      <text:p text:style-name="P85"><text:span text:style-name="T170">Requisito 1: Manter Cliente</text:span></text:p>
      <text:p text:style-name="P85"><text:span text:style-name="T170"/></text:p>
      <text:p text:style-name="P85"><text:span text:style-name="T170">Nome do Requisito:<text:s/></text:span><text:span text:style-name="T171">Manter Cliente</text:span></text:p>
      <text:p text:style-name="P85"><text:span text:style-name="T171"/></text:p>
      <text:p text:style-name="P85"><text:span text:style-name="T172">Descrição:<text:s/></text:span><text:span text:style-name="T173">Neste requisito, o administrador terá a capacidade de</text:span></text:p>
      <text:p text:style-name="P85"><text:span text:style-name="T173">realizar operações CRUD (Criar, Ler, Atualizar e Excluir) para</text:span></text:p>
      <text:p text:style-name="P85"><text:span text:style-name="T173">gerenciar tanto produtos quanto usuários. Isso inclui a criação,</text:span></text:p>
      <text:p text:style-name="P85"><text:span text:style-name="T173">visualização, atualização e remoção de registros de produtos e</text:span></text:p>
      <text:p text:style-name="P85"><text:span text:style-name="T173">usuários no sistema.</text:span></text:p>
      <text:p text:style-name="P85"><text:span text:style-name="T173"/></text:p>
      <text:p text:style-name="P85"><text:span text:style-name="T174">Prioridade:<text:s/></text:span><text:span text:style-name="T175">Alta</text:span></text:p>
      <text:p text:style-name="P85"><text:span text:style-name="T175"/></text:p>
      <text:p text:style-name="P85"><text:span text:style-name="T176">Dependências:<text:s/></text:span><text:span text:style-name="T177">Este requisito exige que o cliente tenha se</text:span></text:p>
      <text:p text:style-name="P85"><text:span text:style-name="T177">cadastrado no site; somente então o administrador poderá</text:span></text:p>
      <text:p text:style-name="P85"><text:span text:style-name="T177">visualizar e gerenciar os dados do cliente no banco de dados.</text:span></text:p>
      <text:p text:style-name="P85"><text:span text:style-name="T177"/></text:p>
      <text:p text:style-name="P85"><text:span text:style-name="T178">Regra de Negócio:<text:s/></text:span><text:span text:style-name="T179">Somente o administrador pode criar, ler,</text:span></text:p>
      <text:p text:style-name="P85"><text:span text:style-name="T179">atualizar e apagar produtos e pessoas no sistema. Todas as</text:span></text:p>
      <text:p text:style-name="P85"><text:span text:style-name="T179">ações realizadas pelo administrador devem ser registradas para</text:span></text:p>
      <text:p text:style-name="P85"><text:span text:style-name="T179">fins de auditoria e segurança.</text:span></text:p>
      <text:p text:style-name="P85"><text:span text:style-name="T179"/></text:p>
      <text:p text:style-name="P85"><text:span text:style-name="T180">Critérios de Aceitação:</text:span></text:p>
      <text:p text:style-name="P85"><text:span text:style-name="T180"/></text:p>
      <text:p text:style-name="P86"><text:span text:style-name="T181">●<text:s/></text:span><text:span text:style-name="T182">O administrador deve conseguir criar, ler, atualizar e apagar</text:span></text:p>
      <text:p text:style-name="P86"><text:span text:style-name="T182">produtos e usuários no sistema sem dificuldades.</text:span></text:p>
      <text:p text:style-name="P86"><text:span text:style-name="T183">●<text:s/></text:span><text:span text:style-name="T184">Somente o administrador deve ter acesso às</text:span></text:p>
      <text:p text:style-name="P86"><text:span text:style-name="T184">funcionalidades de CRUD para produtos e usuários.</text:span></text:p>
      <text:p text:style-name="P86"><text:span text:style-name="T185">●<text:s/></text:span><text:span text:style-name="T186">O sistema deve garantir que as ações do administrador</text:span></text:p>
      <text:p text:style-name="P86"><text:span text:style-name="T186">sejam executadas com sucesso, e mensagens de erro, se</text:span></text:p>
      <text:p text:style-name="P86"><text:span text:style-name="T186">houver, devem ser úteis e informativas.</text:span></text:p>
      <text:p text:style-name="P87"><text:span text:style-name="T186"/></text:p>
      <text:p text:style-name="P87"><text:span text:style-name="T187">Requisito 2: Cadastrar Produto</text:span></text:p>
      <text:p text:style-name="P87"><text:span text:style-name="T187"/></text:p>
      <text:p text:style-name="P87"><text:span text:style-name="T187">Nome do Requisito:<text:s/></text:span><text:span text:style-name="T188">Cadastrar Produto</text:span></text:p>
      <text:p text:style-name="P87"><text:span text:style-name="T188"/></text:p>
      <text:p text:style-name="P87"><text:span text:style-name="T189">Descrição:<text:s/></text:span><text:span text:style-name="T190">Este requisito permite ao administrador cadastrar</text:span></text:p>
      <text:p text:style-name="P87"><text:span text:style-name="T190">novos produtos no sistema. O administrador deve preencher</text:span></text:p>
      <text:p text:style-name="P87"><text:span text:style-name="T190">informações detalhadas sobre o produto, como nome, descrição,</text:span></text:p>
      <text:p text:style-name="P87"><text:span text:style-name="T190">preço e quantidade disponível.</text:span></text:p>
      <text:p text:style-name="P87"><text:span text:style-name="T190"/></text:p>
      <text:p text:style-name="P87"><text:span text:style-name="T191">Prioridade:<text:s/></text:span><text:span text:style-name="T192">Alta</text:span></text:p>
      <text:p text:style-name="P87"><text:span text:style-name="T192"/></text:p>
      <text:p text:style-name="P87"><text:span text:style-name="T193">Dependências:<text:s/></text:span><text:span text:style-name="T194">Este requisito requer que o administrador esteja</text:span></text:p>
      <text:p text:style-name="P87"><text:span text:style-name="T194">autenticado no sistema para realizar o cadastro do produto.</text:span></text:p>
      <text:p text:style-name="P87"><text:span text:style-name="T194"/></text:p>
      <text:p text:style-name="P87"><text:span text:style-name="T195">Regra de Negócio:<text:s/></text:span><text:span text:style-name="T196">Somente administradores podem cadastrar</text:span></text:p>
      <text:p text:style-name="P87"><text:span text:style-name="T196">novos produtos. O sistema deve validar as informações fornecidas</text:span></text:p>
      <text:p text:style-name="P87"><text:span text:style-name="T196">para garantir que estão completas e corretas antes de salvar o</text:span></text:p>
      <text:p text:style-name="P87"><text:span text:style-name="T196">produto no banco de dados.</text:span></text:p>
      <text:p text:style-name="P87"><text:span text:style-name="T196"/></text:p>
      <text:p text:style-name="P87"><text:span text:style-name="T197">Critérios de Aceitação:</text:span></text:p>
      <text:p text:style-name="P87"><text:span text:style-name="T197"/></text:p>
      <text:p text:style-name="P88"><text:span text:style-name="T198">●<text:s/></text:span><text:span text:style-name="T199">O administrador deve conseguir adicionar novos produtos</text:span></text:p>
      <text:p text:style-name="P88"><text:span text:style-name="T199">com informações completas.</text:span></text:p>
      <text:p text:style-name="P88"><text:span text:style-name="T200">●<text:s/></text:span><text:span text:style-name="T201">O sistema deve verificar a validade das informações (por</text:span></text:p>
      <text:p text:style-name="P88"><text:span text:style-name="T201">exemplo, preço deve ser um número positivo).</text:span></text:p>
      <text:p text:style-name="P88"><text:span text:style-name="T202">●<text:s/></text:span><text:span text:style-name="T203">Mensagens de erro claras devem ser exibidas em caso de</text:span></text:p>
      <text:p text:style-name="P88"><text:span text:style-name="T203">falhas na validação das informações.</text:span></text:p>
      <text:p text:style-name="P88"><text:span text:style-name="T204">●<text:s/></text:span><text:span text:style-name="T205">Após o cadastro, o produto deve aparecer na lista de</text:span></text:p>
      <text:p text:style-name="P88"><text:span text:style-name="T205">produtos disponíveis no sistema.</text:span></text:p>
      <text:p text:style-name="P88"><text:span text:style-name="T205"/></text:p>
      <text:p text:style-name="P89"><text:span text:style-name="T206">Requisito 3: Fazer Login</text:span></text:p>
      <text:p text:style-name="P89"><text:span text:style-name="T206"/></text:p>
      <text:p text:style-name="P89"><text:span text:style-name="T206">Nome do Requisito:<text:s/></text:span><text:span text:style-name="T207">Fazer Login</text:span></text:p>
      <text:p text:style-name="P89"><text:span text:style-name="T207"/></text:p>
      <text:p text:style-name="P89"><text:span text:style-name="T208">Descrição:<text:s/></text:span><text:span text:style-name="T209">Este requisito permite que usuários (administradores e</text:span></text:p>
      <text:p text:style-name="P89"><text:span text:style-name="T209">clientes) façam login no sistema usando suas credenciais (nome</text:span></text:p>
      <text:p text:style-name="P89"><text:span text:style-name="T209">de usuário e senha). O sistema deve autenticar as credenciais e</text:span></text:p>
      <text:p text:style-name="P89"><text:span text:style-name="T209">fornecer acesso adequado com base no perfil do usuário.</text:span></text:p>
      <text:p text:style-name="P89"><text:span text:style-name="T209"/></text:p>
      <text:p text:style-name="P89"><text:span text:style-name="T210">Prioridade:<text:s/></text:span><text:span text:style-name="T211">Alta</text:span></text:p>
      <text:p text:style-name="P89"><text:span text:style-name="T211"/></text:p>
      <text:p text:style-name="P89"><text:span text:style-name="T212">Dependências:<text:s/></text:span><text:span text:style-name="T213">Este requisito depende da existência de um</text:span></text:p>
      <text:p text:style-name="P89"><text:span text:style-name="T213">sistema de autenticação e do registro de credenciais válidas para</text:span></text:p>
      <text:p text:style-name="P89"><text:span text:style-name="T213">os usuários.</text:span></text:p>
      <text:p text:style-name="P89"><text:span text:style-name="T213"/></text:p>
      <text:p text:style-name="P89"><text:span text:style-name="T214">Regra de Negócio:<text:s/></text:span><text:span text:style-name="T215">A autenticação deve ser segura, e as senhas</text:span></text:p>
      <text:p text:style-name="P89"><text:span text:style-name="T215">devem ser armazenadas e transmitidas de forma criptografada.</text:span></text:p>
      <text:p text:style-name="P89"><text:span text:style-name="T215">Usuários só devem acessar funcionalidades apropriadas ao seu</text:span></text:p>
      <text:p text:style-name="P89"><text:span text:style-name="T215">perfil após o login bem-sucedido.</text:span></text:p>
      <text:p text:style-name="P89"><text:span text:style-name="T215"/></text:p>
      <text:p text:style-name="P89"><text:span text:style-name="T216">Critérios de Aceitação:</text:span></text:p>
      <text:p text:style-name="P89"><text:span text:style-name="T216"/></text:p>
      <text:p text:style-name="P90"><text:span text:style-name="T217">●<text:s/></text:span><text:span text:style-name="T218">O sistema deve permitir que usuários façam login com</text:span></text:p>
      <text:p text:style-name="P90"><text:span text:style-name="T218">credenciais válidas.</text:span></text:p>
      <text:p text:style-name="P90"><text:span text:style-name="T219">●<text:s/></text:span><text:span text:style-name="T220">O sistema deve rejeitar credenciais inválidas e exibir</text:span></text:p>
      <text:p text:style-name="P90"><text:span text:style-name="T220">mensagens de erro apropriadas.</text:span></text:p>
      <text:p text:style-name="P90"><text:span text:style-name="T221">●<text:s/></text:span><text:span text:style-name="T222">Após o login, o sistema deve redirecionar o usuário para a</text:span></text:p>
      <text:p text:style-name="P90"><text:span text:style-name="T222">página ou funcionalidade apropriada com base em seu</text:span></text:p>
      <text:p text:style-name="P90"><text:span text:style-name="T222">perfil (administrador ou cliente).</text:span></text:p>
      <text:p text:style-name="P90"><text:span text:style-name="T223">●<text:s/></text:span><text:span text:style-name="T224">A senha deve ser criptografada e nunca deve ser</text:span></text:p>
      <text:p text:style-name="P90"><text:span text:style-name="T224">armazenada em texto claro.</text:span></text:p>
      <text:p text:style-name="P90"><text:span text:style-name="T224"/></text:p>
      <text:p text:style-name="P91"><text:span text:style-name="T225">Requisito 4: Fazer Pedido</text:span></text:p>
      <text:p text:style-name="P91"><text:span text:style-name="T225"/></text:p>
      <text:p text:style-name="P91"><text:span text:style-name="T225">Nome do Requisito:<text:s/></text:span><text:span text:style-name="T226">Fazer Pedido</text:span></text:p>
      <text:p text:style-name="P91"><text:span text:style-name="T226"/></text:p>
      <text:p text:style-name="P91"><text:span text:style-name="T227">Descrição:<text:s/></text:span><text:span text:style-name="T228">Este requisito permite que clientes selecionem</text:span></text:p>
      <text:p text:style-name="P91"><text:span text:style-name="T228">produtos e façam pedidos no sistema. O cliente deve ser capaz de</text:span></text:p>
      <text:p text:style-name="P91"><text:span text:style-name="T228">adicionar produtos ao carrinho, revisar o pedido e finalizar a</text:span></text:p>
      <text:p text:style-name="P91"><text:span text:style-name="T228">compra fornecendo informações de pagamento e endereço de</text:span></text:p>
      <text:p text:style-name="P91"><text:span text:style-name="T228">entrega.</text:span></text:p>
      <text:p text:style-name="P91"><text:span text:style-name="T228"/></text:p>
      <text:p text:style-name="P91"><text:span text:style-name="T229">Prioridade:<text:s/></text:span><text:span text:style-name="T230">Alta</text:span></text:p>
      <text:p text:style-name="P91"><text:span text:style-name="T230"/></text:p>
      <text:p text:style-name="P91"><text:span text:style-name="T231">Dependências:<text:s/></text:span><text:span text:style-name="T232">Este requisito exige que o cliente esteja</text:span></text:p>
      <text:p text:style-name="P91"><text:span text:style-name="T232">autenticado e tenha produtos disponíveis em estoque.</text:span></text:p>
      <text:p text:style-name="P91"><text:span text:style-name="T232"/></text:p>
      <text:p text:style-name="P91"><text:span text:style-name="T233">Regra de Negócio:<text:s/></text:span><text:span text:style-name="T234">O sistema deve garantir que os produtos</text:span></text:p>
      <text:p text:style-name="P91"><text:span text:style-name="T234">estejam em estoque antes de permitir a finalização do pedido.</text:span></text:p>
      <text:p text:style-name="P91"><text:span text:style-name="T234">Após a confirmação do pedido, o sistema deve gerar uma</text:span></text:p>
      <text:p text:style-name="P91"><text:span text:style-name="T234">confirmação e atualizar o estoque.</text:span></text:p>
      <text:p text:style-name="P91"><text:span text:style-name="T234"/></text:p>
      <text:p text:style-name="P91"><text:span text:style-name="T235">Critérios de Aceitação:</text:span></text:p>
      <text:p text:style-name="P91"><text:span text:style-name="T235"/></text:p>
      <text:p text:style-name="P92"><text:span text:style-name="T236">●<text:s/></text:span><text:span text:style-name="T237">O cliente deve conseguir adicionar produtos ao carrinho e</text:span></text:p>
      <text:p text:style-name="P92"><text:span text:style-name="T237">revisar o pedido antes de finalizar.</text:span></text:p>
      <text:p text:style-name="P92"><text:span text:style-name="T238">●<text:s/></text:span><text:span text:style-name="T239">O sistema deve verificar a disponibilidade dos produtos em</text:span></text:p>
      <text:p text:style-name="P92"><text:span text:style-name="T239">estoque antes de permitir a finalização do pedido.</text:span></text:p>
      <text:p text:style-name="P92"><text:span text:style-name="T240">●<text:s/></text:span><text:span text:style-name="T241">O sistema deve processar o pagamento e fornecer uma</text:span></text:p>
      <text:p text:style-name="P92"><text:span text:style-name="T241">confirmação do pedido ao cliente.</text:span></text:p>
      <text:p text:style-name="P92"><text:span text:style-name="T242">●<text:s/></text:span><text:span text:style-name="T243">Mensagens de erro e confirmações devem ser claras e</text:span></text:p>
      <text:p text:style-name="P92"><text:span text:style-name="T243">informativas.</text:span></text:p>
      <text:p text:style-name="P92"><text:span text:style-name="T243"/></text:p>
      <text:p text:style-name="P93"><text:span text:style-name="T244">Requisito 5: Fazer Pagamento</text:span></text:p>
      <text:p text:style-name="P93"><text:span text:style-name="T244"/></text:p>
      <text:p text:style-name="P93"><text:span text:style-name="T244">Nome do Requisito:<text:s/></text:span><text:span text:style-name="T245">Fazer Pagamento</text:span></text:p>
      <text:p text:style-name="P93"><text:span text:style-name="T245"/></text:p>
      <text:p text:style-name="P93"><text:span text:style-name="T246">Descrição:<text:s/></text:span><text:span text:style-name="T247">Este requisito permite que clientes realizem o</text:span></text:p>
      <text:p text:style-name="P93"><text:span text:style-name="T247">pagamento de seus pedidos através de diferentes métodos de</text:span></text:p>
      <text:p text:style-name="P93"><text:span text:style-name="T247">pagamento disponíveis (como cartões de crédito, débito, ou</text:span></text:p>
      <text:p text:style-name="P93"><text:span text:style-name="T247">outras opções). O sistema deve processar o pagamento e</text:span></text:p>
      <text:p text:style-name="P93"><text:span text:style-name="T247">atualizar o status do pedido de acordo.</text:span></text:p>
      <text:p text:style-name="P93"><text:span text:style-name="T247"/></text:p>
      <text:p text:style-name="P93"><text:span text:style-name="T248">Prioridade:<text:s/></text:span><text:span text:style-name="T249">Alta</text:span></text:p>
      <text:p text:style-name="P93"><text:span text:style-name="T249"/></text:p>
      <text:p text:style-name="P93"><text:span text:style-name="T250">Dependências:<text:s/></text:span><text:span text:style-name="T251">Este requisito depende da integração com um</text:span></text:p>
      <text:p text:style-name="P93"><text:span text:style-name="T251">gateway de pagamento e da autenticação do cliente.</text:span></text:p>
      <text:p text:style-name="P93"><text:span text:style-name="T251"/></text:p>
      <text:p text:style-name="P93"><text:span text:style-name="T252">Regra de Negócio:<text:s/></text:span><text:span text:style-name="T253">O sistema deve assegurar que os dados do</text:span></text:p>
      <text:p text:style-name="P93"><text:span text:style-name="T253">pagamento sejam transmitidos de forma segura e que o</text:span></text:p>
      <text:p text:style-name="P93"><text:span text:style-name="T253">pagamento seja processado com sucesso antes de atualizar o</text:span></text:p>
      <text:p text:style-name="P93"><text:span text:style-name="T253">status do pedido.</text:span></text:p>
      <text:p text:style-name="P93"><text:span text:style-name="T253"/></text:p>
      <text:p text:style-name="P93"><text:span text:style-name="T254">Critérios de Aceitação:</text:span></text:p>
      <text:p text:style-name="P94"><text:span text:style-name="T254"/></text:p>
      <text:p text:style-name="P94"><text:span text:style-name="T255">●<text:s/></text:span><text:span text:style-name="T256">O cliente deve poder escolher o método de pagamento e</text:span></text:p>
      <text:p text:style-name="P94"><text:span text:style-name="T256">inserir os dados necessários.</text:span></text:p>
      <text:p text:style-name="P94"><text:span text:style-name="T257">●<text:s/></text:span><text:span text:style-name="T258">O sistema deve processar o pagamento e atualizar o status</text:span></text:p>
      <text:p text:style-name="P94"><text:span text:style-name="T258">do pedido apenas se o pagamento for aprovado.</text:span></text:p>
      <text:p text:style-name="P94"><text:span text:style-name="T259">●<text:s/></text:span><text:span text:style-name="T260">O sistema deve exibir uma confirmação de pagamento</text:span></text:p>
      <text:p text:style-name="P94"><text:span text:style-name="T260">bem-sucedido e enviar um recibo ao cliente.</text:span></text:p>
      <text:p text:style-name="P94"><text:span text:style-name="T261">●<text:s/></text:span><text:span text:style-name="T262">Em caso de falha no pagamento, o sistema deve informar o</text:span></text:p>
      <text:p text:style-name="P94"><text:span text:style-name="T262">cliente com uma mensagem de erro apropriada e permitir</text:span></text:p>
      <text:p text:style-name="P95"><text:span text:style-name="T262">que ele tente novamente ou escolha um método alternativo.</text:span><text:span text:style-name="T263"/></text:p>
      <text:p text:style-name="P96"><text:span text:style-name="T264"/></text:p>
      <text:p text:style-name="P97"><text:span text:style-name="T265">6.3 Dicionário de Dados<text:s text:c="2"/>e modelo lógico</text:span><text:span text:style-name="T266"/></text:p>
      <text:p text:style-name="P97"><text:span text:style-name="T266"/></text:p>
      <text:p text:style-name="P97"><text:span text:style-name="T266"/></text:p>
      <text:p text:style-name="P98"><text:span text:style-name="T267">6.4 Diagrama de Caso de Uso</text:span></text:p>
      <text:p text:style-name="P98"><text:span text:style-name="T268"/></text:p>
      <text:p text:style-name="P99"><text:span text:style-name="T269"><text:s text:c="4"/>6.4.1 Cenário</text:span></text:p>
      <text:p text:style-name="P100"><draw:frame text:anchor-type="as-char" svg:width="129.16mm" svg:height="100.06mm" style:rel-width="scale" style:rel-height="scale"><draw:object-ole xlink:href="OleObj1"/><draw:image xlink:href="ObjectReplacements/OleObj1"/></draw:frame><text:span text:style-name="T271"/></text:p>
      <text:p text:style-name="P101"><text:span text:style-name="T271"/></text:p>
      <text:p text:style-name="P102"><text:span text:style-name="T272"/></text:p>
      <text:p text:style-name="P103"><text:span text:style-name="T273">6.5 Diagrama de Classe</text:span></text:p>
      <text:p text:style-name="P103"><text:span text:style-name="T273"/></text:p>
      <text:p text:style-name="P104"><draw:frame text:anchor-type="as-char" svg:width="131.57mm" svg:height="91.40mm" style:rel-width="scale" style:rel-height="scale"><draw:object-ole xlink:href="OleObj2"/><draw:image xlink:href="ObjectReplacements/OleObj2"/></draw:frame><text:span text:style-name="T273"/></text:p>
      <text:p text:style-name="P105"><text:span text:style-name="T273"/></text:p>
      <text:p text:style-name="P105"><text:span text:style-name="T274"/></text:p>
      <text:p text:style-name="P106"><text:span text:style-name="T275">6.6 Diagrama de Sequencia</text:span></text:p>
      <text:p text:style-name="P106"><text:span text:style-name="T275"/></text:p>
      <text:p text:style-name="P107"><draw:frame text:anchor-type="as-char" svg:width="126.76mm" svg:height="76.01mm" style:rel-width="scale" style:rel-height="scale"><draw:object-ole xlink:href="OleObj3"/><draw:image xlink:href="ObjectReplacements/OleObj3"/></draw:frame><text:span text:style-name="T275"/></text:p>
      <text:p text:style-name="P107"><text:span text:style-name="T275"/></text:p>
      <text:p text:style-name="P107"><text:span text:style-name="T275"/></text:p>
      <text:p text:style-name="P107"><draw:frame text:anchor-type="as-char" svg:width="128.20mm" svg:height="73.85mm" style:rel-width="scale" style:rel-height="scale"><draw:object-ole xlink:href="OleObj4"/><draw:image xlink:href="ObjectReplacements/OleObj4"/></draw:frame><text:span text:style-name="T275"/></text:p>
      <text:p text:style-name="P107"><text:span text:style-name="T275"/></text:p>
      <text:p text:style-name="P108"><text:span text:style-name="T275"/></text:p>
      <text:p text:style-name="P108"><text:span text:style-name="T276"/></text:p>
      <text:p text:style-name="P108"><text:span text:style-name="T277">6.7 Diagrama de Atividades</text:span></text:p>
      <text:p text:style-name="P108"><text:span text:style-name="T278"/></text:p>
      <text:p text:style-name="P108"><text:span text:style-name="T279">6.8 Diagrama de Colaboração</text:span></text:p>
      <text:p text:style-name="P108"><text:span text:style-name="T280"/></text:p>
      <text:p text:style-name="P108"><text:span text:style-name="T281">6.9 Diagrama de Estado</text:span></text:p>
      <text:p text:style-name="P108"><text:span text:style-name="T281"/></text:p>
      <text:p text:style-name="P109"><draw:frame text:anchor-type="as-char" svg:width="126.28mm" svg:height="82.50mm" style:rel-width="scale" style:rel-height="scale"><draw:object-ole xlink:href="OleObj5"/><draw:image xlink:href="ObjectReplacements/OleObj5"/></draw:frame><text:span text:style-name="T283"/></text:p>
      <text:p text:style-name="P110"><text:span text:style-name="T283"/></text:p>
      <text:p text:style-name="P110"><text:span text:style-name="T284"/></text:p>
      <text:p text:style-name="P110"><text:span text:style-name="T285">7. TELAS</text:span></text:p>
      <text:p text:style-name="P110"><text:span text:style-name="T286"/></text:p>
      <text:p text:style-name="P110"><text:span text:style-name="T287">8. CONCLUSÃO</text:span></text:p>
      <text:p text:style-name="P110"><text:span text:style-name="T288"/></text:p>
      <text:p text:style-name="P110"><text:span text:style-name="T288"/></text:p>
      <text:p text:style-name="P110"><text:span text:style-name="T289">9.BIBLIOGRAFIA</text:span></text:p>
      <text:p text:style-name="P110"><text:span text:style-name="T290"/></text:p>
      <text:list text:style-name="L111">
        <text:list-item>
          <text:p text:style-name="P111"><text:span text:style-name="T291">Acessado em:22/02/2018, Site:http://www.adonai.eti.br/wordpress/2014/01/modelos-de-ciclo-de-vida-de-software </text:span></text:p>
        </text:list-item>
        <text:list-item>
          <text:p text:style-name="P112"><text:span text:style-name="T292">A bibliografia utilizada no desenvolvimento do projeto de pesquisa ( pode incluir aqueles que ainda serão consultados para sua pesquisa).</text:span></text:p>
        </text:list-item>
        <text:list-item>
          <text:p text:style-name="P112"><text:span text:style-name="T292">A bibliografia básica (todo material coletado sobre o tema:<text:s text:c="2"/>livros, artigos, monografias, material da internet, etc.)</text:span></text:p>
        </text:list-item>
        <text:list-item>
          <text:p text:style-name="P113"><text:span text:style-name="T292">As referências bibliográficas deverão ser feitas de acordo com as regras da<text:s/></text:span><text:span text:style-name="T293">ABNT<text:s text:c="2"/>NBR 6023/2002.<text:s/></text:span><text:span text:style-name="T294">Atenção para a ordem alfabética.</text:span></text:p>
        </text:list-item>
        <text:list-item>
          <text:p text:style-name="P114"><text:span text:style-name="T294">Na bibliografia final listar em ordem alfabética todas as fontes consultadas, independente de serem de tipos diferentes.<text:s text:c="2"/>Apenas a<text:s text:c="2"/>título de exemplo, a seguir, veja como citar alguns dos tipos de fontes mais comuns :</text:span></text:p>
        </text:list-item>
      </text:list>
      <text:p text:style-name="P115"><text:span text:style-name="T294">Livros:</text:span></text:p>
      <text:p text:style-name="P116"><text:span text:style-name="T294">GIL, Antonio Carlos</text:span><text:span text:style-name="T295">.<text:s/></text:span><text:span text:style-name="T296">Como elaborar projetos de pesquisa</text:span><text:span text:style-name="T297">. 2. ed. SP: Atlas, 1991.</text:span></text:p>
      <text:p text:style-name="P117"><text:span text:style-name="T297">LAKATOS, Eva e Marconi, Marina.<text:s/></text:span><text:span text:style-name="T298">Metodologia do Trabalho Científico</text:span><text:span text:style-name="T299">. SP : Atlas, 1992.</text:span></text:p>
      <text:p text:style-name="P117"><text:span text:style-name="T300"/></text:p>
      <text:p text:style-name="P117"><text:span text:style-name="T301">RUIZ, João Álvaro.<text:s/></text:span><text:span text:style-name="T302">Metodologia Científica:<text:s/></text:span><text:span text:style-name="T303">guia para eficiência nos estudos. 4. ed. SP: Atlas, 1996.</text:span></text:p>
      <text:p text:style-name="P118"><text:span text:style-name="T304"/></text:p>
      <text:p text:style-name="P119"><text:span text:style-name="T305">Artigos de revistas:</text:span></text:p>
      <text:p text:style-name="P120"><text:span text:style-name="T306">AS 500 maiores empresas do Brasil.<text:s/></text:span><text:span text:style-name="T307">Conjuntura Econômica.</text:span><text:span text:style-name="T308"><text:s/>Rio de Janeiro. v.38, n. 9, set.1984. Edição Especial.</text:span></text:p>
      <text:p text:style-name="P121"><text:span text:style-name="T309"/></text:p>
      <text:p text:style-name="P122"><text:span text:style-name="T310">TOURINHO NETO, F. C. Dano ambiental.<text:s/></text:span><text:span text:style-name="T311">Consulex.</text:span><text:span text:style-name="T312"><text:s/>Brasília, DF, ano 1, n. 1, p. 18-23, fev. 1997.</text:span></text:p>
      <text:p text:style-name="P123"><text:span text:style-name="T313"/></text:p>
      <text:p text:style-name="P124"><text:span text:style-name="T314">Material da Internet</text:span></text:p>
      <text:p text:style-name="P125"><text:span text:style-name="T315">SÃO PAULO. (Estado). Secretaria do Meio Ambiente. Tratados e organizações ambientais em matéria de meio ambiente. In: Entendendo o meio ambiente. São Paulo,1999. v. 1. Disponível em:<text:s/></text:span><text:span text:style-name="T316">&lt;</text:span><text:a xlink:href="http://www.bdt.org.br/sma/entendendo/atual.htm"><text:span text:style-name="T317">http://www.bdt.org.br/sma/entendendo/atual.htm</text:span></text:a><text:span text:style-name="T318">&gt;</text:span><text:span text:style-name="T319"><text:s/>. Acesso em : 8 mar.1999.</text:span></text:p>
      <text:p text:style-name="P126"><text:span text:style-name="T320"/></text:p>
      <text:p text:style-name="P127"><text:span text:style-name="T321">SILVA, M.M.L. Crimes da era digital. NET, Rio de Janeiro, nov.1998.Seção Ponto de Vista. Disponível em<text:s/></text:span><text:span text:style-name="T322">&lt;</text:span><text:a xlink:href="http://www.brasilnet.com.br/contexts/brasilrevistas.htm"><text:span text:style-name="T323">http://www.brasilnet.com.br/contexts/brasilrevistas.htm</text:span></text:a><text:span text:style-name="T324">&gt;</text:span><text:span text:style-name="T325"><text:s/>Acesso em: 28 nov.1998.</text:span></text:p>
      <text:p text:style-name="P128"><text:span text:style-name="T325"><text:tab/><text:tab/><text:tab/><text:tab/><text:tab/><text:tab/><text:tab/><text:tab/><text:tab/><text:s text:c="4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